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4028in" style:rel-column-width="580*"/>
    </style:style>
    <style:style style:name="Table1.C" style:family="table-column">
      <style:table-column-properties style:column-width="1.8132in" style:rel-column-width="2611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C2" style:family="table-cell">
      <style:table-cell-properties fo:background-color="transparent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4035in" style:rel-column-width="581*"/>
    </style:style>
    <style:style style:name="Table2.C" style:family="table-column">
      <style:table-column-properties style:column-width="1.8125in" style:rel-column-width="2610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Heading"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office:value-type="string">
              <text:p text:style-name="P11">Nom social</text:p>
            </table:table-cell>
            <table:table-cell table:number-rows-spanned="2" office:value-type="string">
              <text:p text:style-name="P12">Facture</text:p>
            </table:table-cell>
            <table:table-cell office:value-type="string">
              <text:p text:style-name="P11">Expédition et note</text:p>
            </table:table-cell>
            <table:table-cell office:value-type="string">
              <text:p text:style-name="P10">Total</text:p>
            </table:table-cell>
            <table:table-cell office:value-type="string">
              <text:p text:style-name="P10">Sous-total</text:p>
            </table:table-cell>
            <table:table-cell office:value-type="string">
              <text:p text:style-name="P10">TPS</text:p>
            </table:table-cell>
            <table:table-cell office:value-type="string">
              <text:p text:style-name="P10">TVQ</text:p>
            </table:table-cell>
          </table:table-row>
          <table:table-row table:style-name="Table1.1">
            <table:table-cell office:value-type="string">
              <text:p text:style-name="P13"><text:s text:c="4"/>Type de vin</text:p>
            </table:table-cell>
            <table:covered-table-cell/>
            <table:table-cell table:style-name="Table1.C2" office:value-type="string">
              <text:p text:style-name="P14">Format</text:p>
            </table:table-cell>
            <table:table-cell office:value-type="string">
              <text:p text:style-name="P15"># prod. SAQ</text:p>
            </table:table-cell>
            <table:table-cell office:value-type="string">
              <text:p text:style-name="P15"># dem. SAQ</text:p>
            </table:table-cell>
            <table:table-cell office:value-type="string">
              <text:p text:style-name="P15">Qté (cs)</text:p>
            </table:table-cell>
            <table:table-cell office:value-type="string">
              <text:p text:style-name="P15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8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5"><text:change-start text:change-id="ct41085936"/>item['top'][0]<text:change-end text:change-id="ct41085936"/></text:p>
                </table:table-cell>
                <table:table-cell office:value-type="string">
                  <text:p text:style-name="P4"><text:change-start text:change-id="ct41086128"/>item['top'][1]<text:change-end text:change-id="ct41086128"/></text:p>
                </table:table-cell>
                <table:table-cell office:value-type="string">
                  <text:p text:style-name="P9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Totaux:</text:p>
          </table:table-cell>
          <table:table-cell table:style-name="Table3.A1" office:value-type="string">
            <text:p text:style-name="P6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6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6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6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35:44</dc:date>
    <dc:creator>Christian Jauvin</dc:creator>
    <meta:editing-duration>PT08H56M21S</meta:editing-duration>
    <meta:editing-cycles>79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2" meta:character-count="386"/>
  </office:meta>
</office:document-meta>
</file>